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43C0000033C74C0304DFF58C4BB.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0.6694in" style:rel-column-width="6553*"/>
    </style:style>
    <style:style style:name="Table1.J" style:family="table-column">
      <style:table-column-properties style:column-width="0.6694in" style:rel-column-width="6558*"/>
    </style:style>
    <style:style style:name="Table1.A1" style:family="table-cell">
      <style:table-cell-properties fo:padding="0.0382in" fo:border-left="0.05pt solid #000000" fo:border-right="none" fo:border-top="0.05pt solid #000000" fo:border-bottom="0.05pt solid #000000"/>
    </style:style>
    <style:style style:name="Table1.J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J2" style:family="table-cell">
      <style:table-cell-properties fo:padding="0.0382in" fo:border-left="0.05pt solid #000000" fo:border-right="0.05pt solid #000000" fo:border-top="none" fo:border-bottom="0.05pt solid #000000"/>
    </style:style>
    <style:style style:name="P1" style:family="paragraph" style:parent-style-name="Footer">
      <style:text-properties officeooo:rsid="0018793d" officeooo:paragraph-rsid="0018793d"/>
    </style:style>
    <style:style style:name="P2" style:family="paragraph" style:parent-style-name="Standard">
      <style:paragraph-properties fo:text-align="start" style:justify-single-word="false"/>
      <style:text-properties style:text-position="super 58%" style:font-name="Liberation Serif" officeooo:rsid="00215e5b" officeooo:paragraph-rsid="00231a5e"/>
    </style:style>
    <style:style style:name="P3" style:family="paragraph" style:parent-style-name="Standard">
      <style:paragraph-properties fo:text-align="start" style:justify-single-word="false"/>
      <style:text-properties style:text-position="super 58%" style:font-name="Liberation Serif" officeooo:rsid="00246f3b" officeooo:paragraph-rsid="00246f3b"/>
    </style:style>
    <style:style style:name="P4" style:family="paragraph" style:parent-style-name="Standard">
      <style:paragraph-properties fo:text-align="start" style:justify-single-word="false"/>
      <style:text-properties style:text-position="super 58%" style:font-name="Liberation Serif" fo:language="de" fo:country="DE" officeooo:rsid="0028e17a" officeooo:paragraph-rsid="0028e17a"/>
    </style:style>
    <style:style style:name="P5" style:family="paragraph" style:parent-style-name="Standard">
      <style:paragraph-properties fo:text-align="start" style:justify-single-word="false"/>
      <style:text-properties style:text-position="super 58%" style:font-name="Liberation Serif" fo:language="de" fo:country="DE" officeooo:rsid="002de300" officeooo:paragraph-rsid="002de300"/>
    </style:style>
    <style:style style:name="P6" style:family="paragraph" style:parent-style-name="Standard">
      <style:paragraph-properties fo:text-align="start" style:justify-single-word="false"/>
      <style:text-properties style:text-position="super 58%" style:font-name="Liberation Serif" fo:language="de" fo:country="DE" officeooo:rsid="0030311e" officeooo:paragraph-rsid="0030311e"/>
    </style:style>
    <style:style style:name="P7" style:family="paragraph" style:parent-style-name="Standard">
      <style:paragraph-properties fo:text-align="start" style:justify-single-word="false"/>
      <style:text-properties style:text-position="super 58%" style:font-name="Liberation Serif" fo:language="de" fo:country="DE" officeooo:rsid="0036d467" officeooo:paragraph-rsid="0036d467"/>
    </style:style>
    <style:style style:name="P8" style:family="paragraph" style:parent-style-name="Standard">
      <style:paragraph-properties fo:text-align="start" style:justify-single-word="false"/>
      <style:text-properties style:text-position="super 58%" style:font-name="Liberation Serif" fo:language="de" fo:country="DE" officeooo:rsid="0037415d" officeooo:paragraph-rsid="0037415d"/>
    </style:style>
    <style:style style:name="P9" style:family="paragraph" style:parent-style-name="Standard">
      <style:paragraph-properties fo:text-align="justify" style:justify-single-word="false"/>
      <style:text-properties style:text-position="super 58%" style:font-name="Liberation Serif" fo:language="de" fo:country="DE" fo:font-style="normal" officeooo:rsid="0041fe1d" officeooo:paragraph-rsid="0041fe1d" style:font-style-asian="normal" style:font-style-complex="normal"/>
    </style:style>
    <style:style style:name="P10" style:family="paragraph" style:parent-style-name="Standard">
      <style:paragraph-properties fo:text-align="start" style:justify-single-word="false"/>
      <style:text-properties style:text-position="0% 100%" style:font-name="Liberation Serif" fo:language="de" fo:country="DE" officeooo:rsid="00246f3b" officeooo:paragraph-rsid="00246f3b"/>
    </style:style>
    <style:style style:name="P11" style:family="paragraph" style:parent-style-name="Standard">
      <style:paragraph-properties fo:text-align="start" style:justify-single-word="false"/>
      <style:text-properties style:text-position="0% 100%" style:font-name="Liberation Serif" fo:language="de" fo:country="DE" officeooo:rsid="0028e17a" officeooo:paragraph-rsid="0028e17a"/>
    </style:style>
    <style:style style:name="P12" style:family="paragraph" style:parent-style-name="Standard">
      <style:paragraph-properties fo:text-align="start" style:justify-single-word="false"/>
      <style:text-properties style:text-position="0% 100%" style:font-name="Liberation Serif" fo:language="de" fo:country="DE" officeooo:rsid="0030311e" officeooo:paragraph-rsid="002de300"/>
    </style:style>
    <style:style style:name="P13" style:family="paragraph" style:parent-style-name="Standard">
      <style:paragraph-properties fo:text-align="start" style:justify-single-word="false"/>
      <style:text-properties style:text-position="0% 100%" style:font-name="Liberation Serif" fo:language="de" fo:country="DE" officeooo:rsid="0030311e" officeooo:paragraph-rsid="0030311e"/>
    </style:style>
    <style:style style:name="P14" style:family="paragraph" style:parent-style-name="Standard">
      <style:paragraph-properties fo:text-align="start" style:justify-single-word="false"/>
      <style:text-properties style:text-position="0% 100%" style:font-name="Liberation Serif" fo:language="de" fo:country="DE" officeooo:rsid="00311ceb" officeooo:paragraph-rsid="00311ceb"/>
    </style:style>
    <style:style style:name="P15" style:family="paragraph" style:parent-style-name="Standard">
      <style:paragraph-properties fo:text-align="start" style:justify-single-word="false"/>
      <style:text-properties style:text-position="0% 100%" style:font-name="Liberation Serif" fo:language="de" fo:country="DE" officeooo:rsid="00325edd" officeooo:paragraph-rsid="00325edd"/>
    </style:style>
    <style:style style:name="P16" style:family="paragraph" style:parent-style-name="Standard">
      <style:paragraph-properties fo:text-align="start" style:justify-single-word="false"/>
      <style:text-properties style:text-position="0% 100%" style:font-name="Liberation Serif" fo:language="de" fo:country="DE" officeooo:rsid="003378f2" officeooo:paragraph-rsid="003378f2"/>
    </style:style>
    <style:style style:name="P17" style:family="paragraph" style:parent-style-name="Standard">
      <style:paragraph-properties fo:text-align="start" style:justify-single-word="false"/>
      <style:text-properties style:text-position="0% 100%" style:font-name="Liberation Serif" fo:language="de" fo:country="DE" officeooo:rsid="00352c4d" officeooo:paragraph-rsid="00352c4d"/>
    </style:style>
    <style:style style:name="P18" style:family="paragraph" style:parent-style-name="Standard">
      <style:paragraph-properties fo:text-align="start" style:justify-single-word="false"/>
      <style:text-properties style:text-position="0% 100%" style:font-name="Liberation Serif" fo:language="de" fo:country="DE" officeooo:rsid="0036d467" officeooo:paragraph-rsid="0036d467"/>
    </style:style>
    <style:style style:name="P19" style:family="paragraph" style:parent-style-name="Standard">
      <style:paragraph-properties fo:text-align="start" style:justify-single-word="false"/>
      <style:text-properties style:text-position="0% 100%" style:font-name="Liberation Serif" fo:language="de" fo:country="DE" fo:font-style="normal" officeooo:rsid="0036d467" officeooo:paragraph-rsid="0036d467" style:font-style-asian="normal" style:font-style-complex="normal"/>
    </style:style>
    <style:style style:name="P20" style:family="paragraph" style:parent-style-name="Standard">
      <style:paragraph-properties fo:text-align="start" style:justify-single-word="false"/>
      <style:text-properties style:text-position="0% 100%" style:font-name="Liberation Serif" fo:language="de" fo:country="DE" fo:font-style="normal" officeooo:rsid="0037415d" officeooo:paragraph-rsid="0037415d" style:font-style-asian="normal" style:font-style-complex="normal"/>
    </style:style>
    <style:style style:name="P21" style:family="paragraph" style:parent-style-name="Standard">
      <style:paragraph-properties fo:text-align="start" style:justify-single-word="false"/>
      <style:text-properties style:text-position="0% 100%" style:font-name="Liberation Serif" fo:language="de" fo:country="DE" fo:font-style="normal" officeooo:rsid="003f124b" officeooo:paragraph-rsid="003f124b" style:font-style-asian="normal" style:font-style-complex="normal"/>
    </style:style>
    <style:style style:name="P22" style:family="paragraph" style:parent-style-name="Standard">
      <style:paragraph-properties fo:text-align="justify" style:justify-single-word="false"/>
      <style:text-properties style:text-position="0% 100%" style:font-name="Liberation Serif" fo:language="de" fo:country="DE" fo:font-style="normal" officeooo:rsid="0041fe1d" officeooo:paragraph-rsid="0041fe1d" style:font-style-asian="normal" style:font-style-complex="normal"/>
    </style:style>
    <style:style style:name="P23" style:family="paragraph" style:parent-style-name="Standard">
      <style:paragraph-properties fo:text-align="center" style:justify-single-word="false"/>
      <style:text-properties fo:font-size="12pt" fo:language="de" fo:country="DE" officeooo:rsid="001718b4" officeooo:paragraph-rsid="001718b4" style:font-size-asian="12pt" style:font-size-complex="12pt"/>
    </style:style>
    <style:style style:name="P24" style:family="paragraph" style:parent-style-name="Standard">
      <style:paragraph-properties fo:text-align="start" style:justify-single-word="false"/>
      <style:text-properties fo:language="de" fo:country="DE" officeooo:rsid="001718b4" officeooo:paragraph-rsid="001718b4"/>
    </style:style>
    <style:style style:name="P25" style:family="paragraph" style:parent-style-name="Standard">
      <style:paragraph-properties fo:text-align="center" style:justify-single-word="false"/>
      <style:text-properties style:font-name="DejaVu Sans Mono" fo:language="de" fo:country="DE" officeooo:rsid="0018793d" officeooo:paragraph-rsid="0018793d"/>
    </style:style>
    <style:style style:name="P26" style:family="paragraph" style:parent-style-name="Standard">
      <style:paragraph-properties fo:text-align="start" style:justify-single-word="false"/>
      <style:text-properties style:font-name="Liberation Serif" fo:language="de" fo:country="DE" officeooo:rsid="00189fa0" officeooo:paragraph-rsid="00189fa0"/>
    </style:style>
    <style:style style:name="P27" style:family="paragraph" style:parent-style-name="Standard">
      <style:paragraph-properties fo:text-align="start" style:justify-single-word="false"/>
      <style:text-properties style:font-name="Liberation Serif" fo:language="de" fo:country="DE" officeooo:rsid="001c0252" officeooo:paragraph-rsid="001c0252"/>
    </style:style>
    <style:style style:name="P28" style:family="paragraph" style:parent-style-name="Standard">
      <style:paragraph-properties fo:text-align="justify" style:justify-single-word="false"/>
      <style:text-properties style:font-name="Liberation Serif" fo:language="de" fo:country="DE" officeooo:rsid="001c6977" officeooo:paragraph-rsid="001c6977"/>
    </style:style>
    <style:style style:name="P29" style:family="paragraph" style:parent-style-name="Standard">
      <style:paragraph-properties fo:text-align="justify" style:justify-single-word="false"/>
      <style:text-properties style:font-name="Liberation Serif" fo:language="de" fo:country="DE" officeooo:rsid="0020bd06" officeooo:paragraph-rsid="0020bd06"/>
    </style:style>
    <style:style style:name="P30" style:family="paragraph" style:parent-style-name="Standard">
      <style:paragraph-properties fo:text-align="justify" style:justify-single-word="false"/>
      <style:text-properties style:font-name="Liberation Serif" fo:language="de" fo:country="DE" officeooo:rsid="00215e5b" officeooo:paragraph-rsid="00215e5b"/>
    </style:style>
    <style:style style:name="P31" style:family="paragraph" style:parent-style-name="Standard">
      <style:paragraph-properties fo:text-align="start" style:justify-single-word="false" fo:break-before="page"/>
      <style:text-properties style:font-name="Liberation Serif" fo:language="de" fo:country="DE" officeooo:rsid="00189fa0" officeooo:paragraph-rsid="00189fa0"/>
    </style:style>
    <style:style style:name="P32" style:family="paragraph" style:parent-style-name="Standard">
      <style:paragraph-properties fo:text-align="start" style:justify-single-word="false" fo:break-before="page"/>
      <style:text-properties style:font-name="Liberation Serif" fo:language="de" fo:country="DE" officeooo:rsid="001c0252" officeooo:paragraph-rsid="001c0252"/>
    </style:style>
    <style:style style:name="P33" style:family="paragraph" style:parent-style-name="Table_20_Contents">
      <style:paragraph-properties fo:text-align="justify" style:justify-single-word="false"/>
      <style:text-properties style:font-name="Liberation Serif" officeooo:rsid="00426c64" officeooo:paragraph-rsid="00426c64"/>
    </style:style>
    <style:style style:name="P34" style:family="paragraph" style:parent-style-name="Standard">
      <style:paragraph-properties fo:text-align="justify" style:justify-single-word="false"/>
      <style:text-properties style:text-position="0% 100%" style:font-name="Liberation Serif" fo:language="de" fo:country="DE" fo:font-style="normal" officeooo:rsid="004604ed" officeooo:paragraph-rsid="004604ed" style:font-style-asian="normal" style:font-style-complex="normal"/>
    </style:style>
    <style:style style:name="P35" style:family="paragraph" style:parent-style-name="Standard">
      <style:paragraph-properties fo:text-align="start" style:justify-single-word="false"/>
      <style:text-properties style:text-position="0% 100%" style:font-name="Liberation Serif" fo:language="de" fo:country="DE" fo:font-style="normal" officeooo:rsid="003f124b" officeooo:paragraph-rsid="003f124b" style:font-style-asian="normal" style:font-style-complex="normal"/>
    </style:style>
    <style:style style:name="P36" style:family="paragraph" style:parent-style-name="Standard">
      <style:paragraph-properties fo:text-align="justify" style:justify-single-word="false"/>
      <style:text-properties style:text-position="0% 100%" style:font-name="Liberation Serif" fo:language="de" fo:country="DE" fo:font-style="normal" officeooo:rsid="0048e122" officeooo:paragraph-rsid="0048e122" style:font-style-asian="normal" style:font-style-complex="normal"/>
    </style:style>
    <style:style style:name="P37" style:family="paragraph" style:parent-style-name="Standard">
      <style:paragraph-properties fo:text-align="justify" style:justify-single-word="false"/>
      <style:text-properties style:text-position="0% 100%" style:font-name="Liberation Serif" fo:language="de" fo:country="DE" fo:font-style="normal" officeooo:rsid="004acf8d" officeooo:paragraph-rsid="004acf8d" style:font-style-asian="normal" style:font-style-complex="normal"/>
    </style:style>
    <style:style style:name="P38" style:family="paragraph" style:parent-style-name="Standard">
      <style:paragraph-properties fo:text-align="justify" style:justify-single-word="false"/>
      <style:text-properties style:font-name="Liberation Serif" fo:language="de" fo:country="DE" officeooo:rsid="00215e5b" officeooo:paragraph-rsid="004c61f6"/>
    </style:style>
    <style:style style:name="T1" style:family="text">
      <style:text-properties officeooo:rsid="001ddbec"/>
    </style:style>
    <style:style style:name="T2" style:family="text">
      <style:text-properties style:text-position="super 58%"/>
    </style:style>
    <style:style style:name="T3" style:family="text">
      <style:text-properties style:text-position="super 58%" officeooo:rsid="00246f3b"/>
    </style:style>
    <style:style style:name="T4" style:family="text">
      <style:text-properties style:text-position="0% 100%"/>
    </style:style>
    <style:style style:name="T5" style:family="text">
      <style:text-properties style:text-position="0% 100%" officeooo:rsid="00246f3b"/>
    </style:style>
    <style:style style:name="T6" style:family="text">
      <style:text-properties style:text-position="0% 100%" officeooo:rsid="002511b6"/>
    </style:style>
    <style:style style:name="T7" style:family="text">
      <style:text-properties style:text-position="0% 100%" officeooo:rsid="0026f0ad"/>
    </style:style>
    <style:style style:name="T8" style:family="text">
      <style:text-properties style:text-position="0% 100%" officeooo:rsid="002c5dea"/>
    </style:style>
    <style:style style:name="T9" style:family="text">
      <style:text-properties style:text-position="0% 100%" officeooo:rsid="0030311e"/>
    </style:style>
    <style:style style:name="T10" style:family="text">
      <style:text-properties style:text-position="0% 100%" officeooo:rsid="0030f76d"/>
    </style:style>
    <style:style style:name="T11" style:family="text">
      <style:text-properties style:text-position="0% 100%" fo:font-style="italic" style:font-style-asian="italic" style:font-style-complex="italic"/>
    </style:style>
    <style:style style:name="T12" style:family="text">
      <style:text-properties style:text-position="0% 100%" fo:font-style="normal" style:font-style-asian="normal" style:font-style-complex="normal"/>
    </style:style>
    <style:style style:name="T13" style:family="text">
      <style:text-properties style:text-position="0% 100%" fo:language="de" fo:country="DE"/>
    </style:style>
    <style:style style:name="T14" style:family="text">
      <style:text-properties style:text-position="0% 100%" fo:language="de" fo:country="DE" officeooo:rsid="003c123e"/>
    </style:style>
    <style:style style:name="T15" style:family="text">
      <style:text-properties style:text-position="0% 100%" fo:language="de" fo:country="DE" officeooo:rsid="00231a5e"/>
    </style:style>
    <style:style style:name="T16" style:family="text">
      <style:text-properties officeooo:rsid="00246f3b"/>
    </style:style>
    <style:style style:name="T17" style:family="text">
      <style:text-properties officeooo:rsid="0029d6bf"/>
    </style:style>
    <style:style style:name="T18" style:family="text">
      <style:text-properties officeooo:rsid="002b494b"/>
    </style:style>
    <style:style style:name="T19" style:family="text">
      <style:text-properties officeooo:rsid="00407c9a"/>
    </style:style>
    <style:style style:name="T20" style:family="text">
      <style:text-properties fo:language="de" fo:country="DE"/>
    </style:style>
    <style:style style:name="T21" style:family="text">
      <style:text-properties fo:language="de" fo:country="DE" officeooo:rsid="00231a5e"/>
    </style:style>
    <style:style style:name="T22" style:family="text">
      <style:text-properties officeooo:rsid="004604ed"/>
    </style:style>
    <style:style style:name="T23" style:family="text">
      <style:text-properties officeooo:rsid="00469be6"/>
    </style:style>
    <style:style style:name="T24" style:family="text">
      <style:text-properties officeooo:rsid="0047b5a5"/>
    </style:style>
    <style:style style:name="T25" style:family="text">
      <style:text-properties officeooo:rsid="0048e122"/>
    </style:style>
    <style:style style:name="T26" style:family="text">
      <style:text-properties officeooo:rsid="004acadb"/>
    </style:style>
    <style:style style:name="T27" style:family="text">
      <style:text-properties officeooo:rsid="004c61f6"/>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3">N-Damen Problem</text:p>
      <text:p text:style-name="P24"/>
      <text:p text:style-name="P25"># # # # # Q # #</text:p>
      <text:p text:style-name="P25"># # # Q # # # #</text:p>
      <text:p text:style-name="P25"># # # # # # Q #</text:p>
      <text:p text:style-name="P25">Q # # # # # # #</text:p>
      <text:p text:style-name="P25"># # # # # # # Q</text:p>
      <text:p text:style-name="P25"># Q # # # # # #</text:p>
      <text:p text:style-name="P25"># # # # Q # # #</text:p>
      <text:p text:style-name="P25"># # Q # # # # #</text:p>
      <text:p text:style-name="P31">Inhaltsverzeichnis</text:p>
      <text:p text:style-name="P26"/>
      <text:p text:style-name="P26">1.<text:tab/>Einleitung</text:p>
      <text:p text:style-name="P26">2.<text:tab/>Analyse</text:p>
      <text:p text:style-name="P26">3.<text:tab/>Design</text:p>
      <text:p text:style-name="P26">3.1<text:tab/><text:span text:style-name="T18">Strukturdiagramm</text:span></text:p>
      <text:p text:style-name="P26">3.2<text:tab/>Nassi-Shneiderman Diagram<text:span text:style-name="T17">m</text:span></text:p>
      <text:p text:style-name="P26">4.<text:tab/>Testfaelle</text:p>
      <text:p text:style-name="P26">5.<text:tab/>Laufzeituntersuchungen</text:p>
      <text:p text:style-name="P26">6.<text:tab/>Erfahrungen</text:p>
      <text:p text:style-name="P26">6.1<text:tab/>Lernerfahrungen <text:span text:style-name="T23">und </text:span>Erkenntnisse</text:p>
      <text:p text:style-name="P26">6.<text:span text:style-name="T24">2</text:span><text:tab/>Positives <text:span text:style-name="T19">und</text:span> Negatives</text:p>
      <text:p text:style-name="P26"/>
      <text:p text:style-name="P32">1. Einleitung</text:p>
      <text:p text:style-name="P27"/>
      <text:p text:style-name="P28">In der gestellten Aufgabe geht es darum einen Algorithmus zu entwickeln um das sogenannte N-Damen Problem fuer N gleich drei bis einschliesslich zwoelf zu loesen. Das N-Damen Problem, eine schachmathematische Aufgabe, <text:span text:style-name="T1">wurde im Jahr 1848 in einer Berliner Schachzeitung formuliert. Es geht darum auf einem Schachbrett mit N Reihen und Spalten N Damen so zu platzieren dass sie als “unabhaengig”, sprich von keiner anderen Dame bedroht, bezeichnet werden koennen. Fuer ein normales Schachbrett mit acht Reihen und Spalten gibt es 92 verschiedene Moeglichkeiten acht Damen so zu platzieren dass sie sich nicht gegenseitig bedrohen. Teil der Aufgabe ist es die Anzahl der moeglichen Loesungen zu bestimmen und jede einzelne Loesung auszugeben. <text:s/>Darueber hinaus kann noch die Anzahl der eindeutigen Loesungen bestimmt werden (im Falle von N gleich acht zwoelf), dies wird in der Aufgabe jedoch nicht beruecksichtigt. Die vordergruendig groesste Herausforderung ist hierbei den rekursiven Algorithmus zu programmieren, jedoch sind auch die restlichen Komponenten wie Eingabe und Ausgabe nicht zu unterschaetzen.</text:span></text:p>
      <text:p text:style-name="P28"/>
      <text:p text:style-name="P28"/>
      <text:p text:style-name="P29">2. Analyse</text:p>
      <text:p text:style-name="P29"/>
      <text:p text:style-name="P38">Zuerst galt es sich einen groben Ueberblick ueber das Problem zu schaffen, wobei mir der englische Wikipedia Artikel “Eight queens puzzle”<text:span text:style-name="T2">1</text:span> einen guten Einstieg bat. Da dort jedoch nur ein iterativer Algorithmus beschrieben wird, weitete ich meine Recherche auf andere Seiten aus. <text:span text:style-name="T16">Als Quelle fuer meine Implementierung des Algorithmus dienten letzendlich die Artikel “Backtracking | Set 3 (N Queen Problem)”</text:span><text:span text:style-name="T3">2</text:span><text:span text:style-name="T5"> und “N-queens problem”</text:span><text:span text:style-name="T3">3</text:span><text:span text:style-name="T5">. Der Algotrithmus selbst besteht aus der rekursiven Funktion “solve” und der Hilfsfunktion “isSafe” die prueft ob die Platzierung einer Dame auf dem gegebenen Feld moeglich ist.</text:span></text:p>
      <text:p text:style-name="P38"><text:span text:style-name="T5"><text:s text:c="2"/>Nachdem der Algorithmus erlfolgreich implementiert war, galt es sich Gedanken ueber die Struktur des restlichen Programms zu machen. </text:span><text:span text:style-name="T6">Als Resultat entstanden die Module “input”, “print”, “alloc”, “solve”, “nqueens”, “</text:span><text:span text:style-name="T7">main”</text:span><text:span text:style-name="T6"> und “save”. Ausserdem passte ich die Datei “nQueensWiSe2014.h” nach meinen Vorstellungen an woraus jeweils ein “enum” fuer den Speicher-Modus und App-Modus enstanden. Ausserdem machte ich kleinere Anpassungen in “struct nQueens” und “struct AppTime”. Das Modul “input” kuemmert sich darum die Eingaben des Benutzers zu erkennen und darauf zu reagieren indem es die korrekten Eigenschaften in “struct nQueens” aendert. In “print” wird die Ausgabe des Bretts, des Menues und der Statusleiste festgelegt. “alloc” ist fuer das Allokieren und Deallokieren des Bretts zustaendig und “solve” enthaelt den Algorithmus zum loesen des N-Damen Problems. Das Modul “nqueens” ist fuer die initialisierung von “struct nQueens” und </text:span><text:span text:style-name="T7">das zuruecksetzen des Bretts. Das Modul “save” wird in eine Dll ausgelagert und enthaelt die Speicher-Funktionalitaet. Das Modul “main” legt den groben Ablauf des Programmes fest und kuemmert sich um die Haupschleife.</text:span></text:p>
      <text:p text:style-name="P30"/>
      <text:p text:style-name="P2"><text:span text:style-name="T20">1</text:span><text:span text:style-name="T13"> </text:span><text:a xlink:type="simple" xlink:href="https://en.wikipedia.org/wiki/Eight_queens_puzzle" text:style-name="Internet_20_link" text:visited-style-name="Visited_20_Internet_20_Link">https://en.wikipedia.org/wiki/Eight_queens_puzzle</text:a><text:span text:style-name="T13"> </text:span><text:span text:style-name="T14">(18:56 09.01.2018)</text:span></text:p>
      <text:p text:style-name="P2"><text:span text:style-name="T21">2 </text:span><text:a xlink:type="simple" xlink:href="https://rosettacode.org/wiki/N-queens_problem#C" text:style-name="Internet_20_link" text:visited-style-name="Visited_20_Internet_20_Link">https://rosettacode.org/wiki/N-queens_problem#C</text:a><text:span text:style-name="T15"> </text:span><text:span text:style-name="T14">(18:56 09.01.2018)</text:span></text:p>
      <text:p text:style-name="P3"><text:span text:style-name="T20">3 </text:span><text:a xlink:type="simple" xlink:href="https://www.geeksforgeeks.org/backtracking-set-3-n-queen-problem/" text:style-name="Internet_20_link" text:visited-style-name="Visited_20_Internet_20_Link">https://www.geeksforgeeks.org/backtracking-set-3-n-queen-problem/</text:a><text:span text:style-name="T13"> </text:span><text:span text:style-name="T14">(18:56 09.01.2018)</text:span></text:p>
      <text:p text:style-name="P10"/>
      <text:p text:style-name="P10"/>
      <text:p text:style-name="P10"/>
      <text:p text:style-name="P10"/>
      <text:p text:style-name="P10"/>
      <text:p text:style-name="P10"/>
      <text:p text:style-name="P10"/>
      <text:p text:style-name="P10"><text:soft-page-break/></text:p>
      <text:p text:style-name="P11">3. Design</text:p>
      <text:p text:style-name="P11"/>
      <text:p text:style-name="P4"><text:span text:style-name="T4">3.1 </text:span><text:span text:style-name="T8">Strukturdiagramm</text:span></text:p>
      <text:p text:style-name="P11"><draw:frame draw:style-name="fr1" draw:name="Image1" text:anchor-type="paragraph" svg:width="6.6929in" svg:height="5.1118in" draw:z-index="0"><draw:image xlink:href="Pictures/100002010000043C0000033C74C0304DFF58C4BB.png" xlink:type="simple" xlink:show="embed" xlink:actuate="onLoad"/></draw:frame></text:p>
      <text:p text:style-name="P11"/>
      <text:p text:style-name="P11">3.2 Nassi-Shneiderman Diagramm</text:p>
      <text:p text:style-name="P11"/>
      <text:p text:style-name="P5"><text:span text:style-name="T4">4. Testfaell</text:span><text:span text:style-name="T9">e</text:span></text:p>
      <text:p text:style-name="P12"/>
      <text:p text:style-name="P13">Der Ausgangspunkt jedes Testfalls ist ein neu gestartetes Programm mit folgenden Einstellungen:</text:p>
      <text:p text:style-name="P13"><text:tab/>- Brettgroesse “4”</text:p>
      <text:p text:style-name="P13"><text:tab/>- App-Modus “Step”</text:p>
      <text:p text:style-name="P13"><text:tab/>- Speicher-Modus “SaveOff”</text:p>
      <text:p text:style-name="P13"><text:tab/>- Dateiname “default.txt”</text:p>
      <text:p text:style-name="P6"><text:span text:style-name="T4">Text in einfachen Anfuehrungszeichen bezeichnet eine Menueoption </text:span><text:span text:style-name="T10">und</text:span><text:span text:style-name="T4"> </text:span><text:span text:style-name="T10">Text in doppelten Anfuehrungszeichen eine Benutzer Eingabe. </text:span><text:span text:style-name="T4">Text nach </text:span><text:span text:style-name="T10">einem</text:span><text:span text:style-name="T4"> Pfeil beschreibt den (erwarteten) Zustand nach der Ausfuehrung des Tests.</text:span></text:p>
      <text:p text:style-name="P13"/>
      <text:p text:style-name="P13">Fall #1</text:p>
      <text:p text:style-name="P13">- ‘exit’</text:p>
      <text:p text:style-name="P13">→ Programm beendet</text:p>
      <text:p text:style-name="P13"/>
      <text:p text:style-name="P13">Fall #2</text:p>
      <text:p text:style-name="P13"><text:soft-page-break/>- ‘begin’</text:p>
      <text:p text:style-name="P13">→ Programm loest Problem fuer N gleich 4 im “Step” Modus</text:p>
      <text:p text:style-name="P13"/>
      <text:p text:style-name="P13">Fall #3</text:p>
      <text:p text:style-name="P13">- ‘save mode’</text:p>
      <text:p text:style-name="P13">→ Speicher-Modus wird umgeschalten, “SaveOn”</text:p>
      <text:p text:style-name="P13"/>
      <text:p text:style-name="P13">Fall #4</text:p>
      <text:p text:style-name="P13">- ‘save mode’</text:p>
      <text:p text:style-name="P13">- ‘begin’</text:p>
      <text:p text:style-name="P13">→ Programm loest Problem im “Step” Modus, Loesungen werden in “default.txt” geschrieben</text:p>
      <text:p text:style-name="P13"/>
      <text:p text:style-name="P13">Fall #5</text:p>
      <text:p text:style-name="P13">- ‘save mode’</text:p>
      <text:p text:style-name="P13">- ‘save mode’</text:p>
      <text:p text:style-name="P13">→ Speicher-Modus wird zweimal umgeschalten, “SaveOff”</text:p>
      <text:p text:style-name="P13"/>
      <text:p text:style-name="P13">Fall #6</text:p>
      <text:p text:style-name="P13">- ‘app mode’</text:p>
      <text:p text:style-name="P13">→ App-Modus wird umgeschalten, “Continuous”</text:p>
      <text:p text:style-name="P13"/>
      <text:p text:style-name="P13">Fall #7</text:p>
      <text:p text:style-name="P13">- ‘app mode’</text:p>
      <text:p text:style-name="P13">- ‘begin’</text:p>
      <text:p text:style-name="P13">→ Programm loest Problem fuer N gleich 4 im “Continuous” Modus</text:p>
      <text:p text:style-name="P13"/>
      <text:p text:style-name="P13">Fall #8</text:p>
      <text:p text:style-name="P13">- ‘app mode’</text:p>
      <text:p text:style-name="P13">- ‘app mode’</text:p>
      <text:p text:style-name="P13">→ App-Modus wird zweimal umgeschalten, “Step”</text:p>
      <text:p text:style-name="P13"/>
      <text:p text:style-name="P13">Fall #9</text:p>
      <text:p text:style-name="P13">- ‘app mode’</text:p>
      <text:p text:style-name="P13">- ‘save mode’</text:p>
      <text:p text:style-name="P13">- ‘begin’</text:p>
      <text:p text:style-name="P13">→ Programm loest Problem im “Continuous” Modus, Loesungen werden in “default.txt” geschrieben</text:p>
      <text:p text:style-name="P13"/>
      <text:p text:style-name="P13">Fall #10</text:p>
      <text:p text:style-name="P13">- ‘change file’</text:p>
      <text:p text:style-name="P13">- “test.txt”</text:p>
      <text:p text:style-name="P13">→ Programm zeigt “filename: test.txt” in der Statusleiste an</text:p>
      <text:p text:style-name="P13"/>
      <text:p text:style-name="P13">Fall #11</text:p>
      <text:p text:style-name="P13">- ‘save mode’</text:p>
      <text:p text:style-name="P13">- ‘change file’</text:p>
      <text:p text:style-name="P13">- “test.txt”</text:p>
      <text:p text:style-name="P13">→ Programm loest Problem im “Step” Modus, Loesungen werden in “test.txt” geschrieben</text:p>
      <text:p text:style-name="P13"/>
      <text:p text:style-name="P13">Fall #12</text:p>
      <text:p text:style-name="P13"><text:soft-page-break/>- ‘board size’</text:p>
      <text:p text:style-name="P13">- “6”</text:p>
      <text:p text:style-name="P14">→ Programm zeigt “board size: 6” in der Statuszeile an</text:p>
      <text:p text:style-name="P14"/>
      <text:p text:style-name="P15">Fall #13</text:p>
      <text:p text:style-name="P15">- ‘board size’</text:p>
      <text:p text:style-name="P15">- “7”</text:p>
      <text:p text:style-name="P15">→ Programm loest Problem im “Step” Modus fuer N gleich sieben</text:p>
      <text:p text:style-name="P15"/>
      <text:p text:style-name="P16">Fall #14</text:p>
      <text:p text:style-name="P16">- ‘board size’</text:p>
      <text:p text:style-name="P16">- “7”</text:p>
      <text:p text:style-name="P16">- ‘app mode’</text:p>
      <text:p text:style-name="P16">- ‘save mode’</text:p>
      <text:p text:style-name="P16">→ Programm loest Problem im “Continuous” Modus fuer N gleich sieben, Loesungen werden in “default.txt” geschrieben.</text:p>
      <text:p text:style-name="P16"/>
      <text:p text:style-name="P17">Fall #15</text:p>
      <text:p text:style-name="P18">- ‘board size’</text:p>
      <text:p text:style-name="P18">- “13”</text:p>
      <text:p text:style-name="P18">→ Programm fraegt erneut nach einer Brettgroesse</text:p>
      <text:p text:style-name="P18"/>
      <text:p text:style-name="P18">Fall #16</text:p>
      <text:p text:style-name="P18">- ‘board size’</text:p>
      <text:p text:style-name="P18">- “test”</text:p>
      <text:p text:style-name="P18">→ Programm fraegt erneut nach einer Brettgroesse</text:p>
      <text:p text:style-name="P18"/>
      <text:p text:style-name="P18">Fall #17</text:p>
      <text:p text:style-name="P18">- ‘begin’</text:p>
      <text:p text:style-name="P18">- ‘exit’</text:p>
      <text:p text:style-name="P18">→ Programm beendet waehrend Loesung im “Step” Modus</text:p>
      <text:p text:style-name="P18"/>
      <text:p text:style-name="P18">Fall #18</text:p>
      <text:p text:style-name="P18">- ‘begin’</text:p>
      <text:p text:style-name="P18">- ‘stop’</text:p>
      <text:p text:style-name="P18">→ Programm stoppt Loesung im “Step” Modus</text:p>
      <text:p text:style-name="P18"/>
      <text:p text:style-name="P18">Fall #19</text:p>
      <text:p text:style-name="P18">- ‘app mode’</text:p>
      <text:p text:style-name="P18">- ‘begin’</text:p>
      <text:p text:style-name="P18">- ‘exit’</text:p>
      <text:p text:style-name="P18">→ Programm beendet waehrend Loesung im “Continuous” Modus</text:p>
      <text:p text:style-name="P18"/>
      <text:p text:style-name="P18">Fall #20</text:p>
      <text:p text:style-name="P18">- ‘app mode’</text:p>
      <text:p text:style-name="P18">- ‘begin’</text:p>
      <text:p text:style-name="P18">- ‘stop’</text:p>
      <text:p text:style-name="P18">→ Programm stoppt Loesung im “Continuous” Modus</text:p>
      <text:p text:style-name="P18"/>
      <text:p text:style-name="P18">Fall #21</text:p>
      <text:p text:style-name="P18"><text:soft-page-break/>- ‘board size’</text:p>
      <text:p text:style-name="P18">- “7”</text:p>
      <text:p text:style-name="P18">- ‘app mode’</text:p>
      <text:p text:style-name="P18">- ‘begin’</text:p>
      <text:p text:style-name="P18">→ Programm loest Problem im “Continuous” Modus und misst die Laufzeit (0.020s)</text:p>
      <text:p text:style-name="P18"/>
      <text:p text:style-name="P18">Fall #22</text:p>
      <text:p text:style-name="P18">- ‘board size’</text:p>
      <text:p text:style-name="P18">- “7”</text:p>
      <text:p text:style-name="P18">- ‘begin’</text:p>
      <text:p text:style-name="P7"><text:span text:style-name="T4">- </text:span><text:span text:style-name="T11">Betaetigen einer Taste 39 mal</text:span></text:p>
      <text:p text:style-name="P19">→ Programm loest Problem im “Step” Modus und misst die Laufzeit (0.029s)</text:p>
      <text:p text:style-name="P19"/>
      <text:p text:style-name="P19">Fall #23</text:p>
      <text:p text:style-name="P19">- ‘app mode’</text:p>
      <text:p text:style-name="P19">- ‘begin’</text:p>
      <text:p text:style-name="P7"><text:span text:style-name="T12">- </text:span><text:span text:style-name="T11">Beliebige Taste</text:span></text:p>
      <text:p text:style-name="P19">- ‘begin’</text:p>
      <text:p text:style-name="P19">→ Programm loest Problem im “Step” Modus zweimal</text:p>
      <text:p text:style-name="P19"/>
      <text:p text:style-name="P19">Fall #24</text:p>
      <text:p text:style-name="P19">- ‘app mode’</text:p>
      <text:p text:style-name="P19">- ‘board size’</text:p>
      <text:p text:style-name="P19">- “12”</text:p>
      <text:p text:style-name="P19">- ‘begin’</text:p>
      <text:p text:style-name="P19">- ‘stop’</text:p>
      <text:p text:style-name="P19">- ‘begin’</text:p>
      <text:p text:style-name="P19">→ Programm loest Problem im “Continuous” Modus, stoppt und loest erneut fuer N gleich zwoelf</text:p>
      <text:p text:style-name="P19"/>
      <text:p text:style-name="P20">Fall #25</text:p>
      <text:p text:style-name="P20">- ‘board size’</text:p>
      <text:p text:style-name="P20">- “11”</text:p>
      <text:p text:style-name="P20">- ‘Begin’</text:p>
      <text:p text:style-name="P8"><text:span text:style-name="T12">- </text:span><text:span text:style-name="T11">Warten</text:span></text:p>
      <text:p text:style-name="P8"><text:span text:style-name="T12">- </text:span><text:span text:style-name="T11">Beliebige Taste</text:span></text:p>
      <text:p text:style-name="P20">→ Programm gibt erste Loesung aus und wartet auf Eingabe, gewartete Zeit wird nicht zur Laufzeit addiert</text:p>
      <text:p text:style-name="P20"/>
      <text:p text:style-name="P20">Fall #26</text:p>
      <text:p text:style-name="P20">- ‘board size’</text:p>
      <text:p text:style-name="P20">- “4”</text:p>
      <text:p text:style-name="P20">- ‘app mode’</text:p>
      <text:p text:style-name="P20">- ‘begin’</text:p>
      <text:p text:style-name="P20">→ Programm loest Problem im “Continuous” Modus, findet 2 Loesungen</text:p>
      <text:p text:style-name="P20"/>
      <text:p text:style-name="P20">Fall #27</text:p>
      <text:p text:style-name="P20">- ‘board size’</text:p>
      <text:p text:style-name="P20">- “5”</text:p>
      <text:p text:style-name="P20">- ‘app mode’</text:p>
      <text:p text:style-name="P20">- ‘begin’</text:p>
      <text:p text:style-name="P20"><text:soft-page-break/>→ Programm loest Problem im “Continuous” Modus, findet 10 Loesungen</text:p>
      <text:p text:style-name="P20"/>
      <text:p text:style-name="P20">Fall #28</text:p>
      <text:p text:style-name="P20">- ‘board size’</text:p>
      <text:p text:style-name="P20">- “6”</text:p>
      <text:p text:style-name="P20">- ‘app mode’</text:p>
      <text:p text:style-name="P20">- ‘begin’</text:p>
      <text:p text:style-name="P20">→ Programm loest Problem im “Continuous” Modus, findet 4 Loesungen</text:p>
      <text:p text:style-name="P20"/>
      <text:p text:style-name="P20">Fall #29</text:p>
      <text:p text:style-name="P20">- ‘board size’</text:p>
      <text:p text:style-name="P20">- “7”</text:p>
      <text:p text:style-name="P20">- ‘app mode’</text:p>
      <text:p text:style-name="P20">- ‘begin’</text:p>
      <text:p text:style-name="P20">→ Programm loest Problem im “Continuous” Modus, findet 40 Loesungen</text:p>
      <text:p text:style-name="P20"/>
      <text:p text:style-name="P20">Fall #30</text:p>
      <text:p text:style-name="P20">- ‘board size’</text:p>
      <text:p text:style-name="P20">- “8”</text:p>
      <text:p text:style-name="P20">- ‘app mode’</text:p>
      <text:p text:style-name="P20">- ‘begin’</text:p>
      <text:p text:style-name="P20">→ Programm loest Problem im “Continuous” Modus, findet 92 Loesungen</text:p>
      <text:p text:style-name="P20"/>
      <text:p text:style-name="P20">Fall #31</text:p>
      <text:p text:style-name="P20">- ‘board size’</text:p>
      <text:p text:style-name="P20">- “9”</text:p>
      <text:p text:style-name="P20">- ‘app mode’</text:p>
      <text:p text:style-name="P20">- ‘begin’</text:p>
      <text:p text:style-name="P20">→ Programm loest Problem im “Continuous” Modus, findet 352 Loesungen</text:p>
      <text:p text:style-name="P20"/>
      <text:p text:style-name="P20">Fall #32</text:p>
      <text:p text:style-name="P20">- ‘board size’</text:p>
      <text:p text:style-name="P20">- “10”</text:p>
      <text:p text:style-name="P20">- ‘app mode’</text:p>
      <text:p text:style-name="P20">- ‘begin’</text:p>
      <text:p text:style-name="P20">→ Programm loest Problem im “Continuous” Modus, findet 724 Loesungen</text:p>
      <text:p text:style-name="P20"/>
      <text:p text:style-name="P20">Fall #33</text:p>
      <text:p text:style-name="P20">- ‘board size’</text:p>
      <text:p text:style-name="P20">- “11”</text:p>
      <text:p text:style-name="P20">- ‘app mode’</text:p>
      <text:p text:style-name="P20">- ‘begin’</text:p>
      <text:p text:style-name="P20">→ Programm loest Problem im “Continuous” Modus, findet 2680 Loesungen</text:p>
      <text:p text:style-name="P20"/>
      <text:p text:style-name="P20">Fall #34</text:p>
      <text:p text:style-name="P20">- ‘board size’</text:p>
      <text:p text:style-name="P20">- “12”</text:p>
      <text:p text:style-name="P20">- ‘app mode’</text:p>
      <text:p text:style-name="P20">- ‘begin’</text:p>
      <text:p text:style-name="P20">→ Programm loest Problem im “Continuous” Modus, findet 14200 Loesungen</text:p>
      <text:p text:style-name="P20"><text:soft-page-break/></text:p>
      <text:p text:style-name="P22">Die Anzahl der gefundenen Loesungen fuer N gleich vier bis einschliesslich N gleich zwoelf stimmen mit den im Wikipedia Artikel „Damenproblem“<text:span text:style-name="T2">1</text:span> ueberein.</text:p>
      <text:p text:style-name="P22"/>
      <table:table table:name="Table1" table:style-name="Table1">
        <table:table-column table:style-name="Table1.A" table:number-columns-repeated="9"/>
        <table:table-column table:style-name="Table1.J"/>
        <table:table-row>
          <table:table-cell table:style-name="Table1.A1" office:value-type="string">
            <text:p text:style-name="P33">N</text:p>
          </table:table-cell>
          <table:table-cell table:style-name="Table1.A1" office:value-type="string">
            <text:p text:style-name="P33">4</text:p>
          </table:table-cell>
          <table:table-cell table:style-name="Table1.A1" office:value-type="string">
            <text:p text:style-name="P33">5</text:p>
          </table:table-cell>
          <table:table-cell table:style-name="Table1.A1" office:value-type="string">
            <text:p text:style-name="P33">6</text:p>
          </table:table-cell>
          <table:table-cell table:style-name="Table1.A1" office:value-type="string">
            <text:p text:style-name="P33">7</text:p>
          </table:table-cell>
          <table:table-cell table:style-name="Table1.A1" office:value-type="string">
            <text:p text:style-name="P33">8</text:p>
          </table:table-cell>
          <table:table-cell table:style-name="Table1.A1" office:value-type="string">
            <text:p text:style-name="P33">9</text:p>
          </table:table-cell>
          <table:table-cell table:style-name="Table1.A1" office:value-type="string">
            <text:p text:style-name="P33">10</text:p>
          </table:table-cell>
          <table:table-cell table:style-name="Table1.A1" office:value-type="string">
            <text:p text:style-name="P33">11</text:p>
          </table:table-cell>
          <table:table-cell table:style-name="Table1.J1" office:value-type="string">
            <text:p text:style-name="P33">12</text:p>
          </table:table-cell>
        </table:table-row>
        <table:table-row>
          <table:table-cell table:style-name="Table1.A2" office:value-type="string">
            <text:p text:style-name="P33">Anzahl</text:p>
          </table:table-cell>
          <table:table-cell table:style-name="Table1.A2" office:value-type="string">
            <text:p text:style-name="P33">2</text:p>
          </table:table-cell>
          <table:table-cell table:style-name="Table1.A2" office:value-type="string">
            <text:p text:style-name="P33">10</text:p>
          </table:table-cell>
          <table:table-cell table:style-name="Table1.A2" office:value-type="string">
            <text:p text:style-name="P33">4</text:p>
          </table:table-cell>
          <table:table-cell table:style-name="Table1.A2" office:value-type="string">
            <text:p text:style-name="P33">40</text:p>
          </table:table-cell>
          <table:table-cell table:style-name="Table1.A2" office:value-type="string">
            <text:p text:style-name="P33">92</text:p>
          </table:table-cell>
          <table:table-cell table:style-name="Table1.A2" office:value-type="string">
            <text:p text:style-name="P33">352</text:p>
          </table:table-cell>
          <table:table-cell table:style-name="Table1.A2" office:value-type="string">
            <text:p text:style-name="P33">724</text:p>
          </table:table-cell>
          <table:table-cell table:style-name="Table1.A2" office:value-type="string">
            <text:p text:style-name="P33">2680</text:p>
          </table:table-cell>
          <table:table-cell table:style-name="Table1.J2" office:value-type="string">
            <text:p text:style-name="P33">14200</text:p>
          </table:table-cell>
        </table:table-row>
      </table:table>
      <text:p text:style-name="P22"/>
      <text:p text:style-name="P22"/>
      <text:p text:style-name="P9">1 <text:a xlink:type="simple" xlink:href="https://de.wikipedia.org/wiki/Damenproblem" text:style-name="Internet_20_link" text:visited-style-name="Visited_20_Internet_20_Link"><text:span text:style-name="T4">https://de.wikipedia.org/wiki/Damenproblem</text:span></text:a></text:p>
      <text:p text:style-name="P20"/>
      <text:p text:style-name="P20"/>
      <text:p text:style-name="P21">5. Laufzeituntersuchungen</text:p>
      <text:p text:style-name="P21"/>
      <text:p text:style-name="P21"/>
      <text:p text:style-name="P21">6. Erfahrungen</text:p>
      <text:p text:style-name="P21"/>
      <text:p text:style-name="P21">6.1 Lernerfahrungen <text:span text:style-name="T22">und Erkenntnisse</text:span></text:p>
      <text:p text:style-name="P21"/>
      <text:p text:style-name="P34">Im Verlauf des Projekts konnte einiges ueber die Programmiersprache C und den Umgang mit einem eigenen Projekt lernen. Es wurde mir bewusst wie wichtig es ist sich im Vorraus Gedanken ueber die Struktur des Programms zu machen. Nachdem ich das Problem in mehrere kleinere Probleme unterteilt hatte fiel es mir viel leichter diese nach und nach zu loesen. <text:span text:style-name="T25">Im Umgang mit der Programmiersprache C lernte ich bei Fragen mich zuallererst an die ueberaus ausfuerliche Onlinedokumentation von Standard-Bibliotheken und Funktionen zu wenden. Meist fand ich dort nach kurzem lesen eine Antwort oder Loesung. Ich konnte Dinge die ich in der Vorlesung und dem Praktikum gelernt hatte weiter vertiefen und fuehle mich nach Vollendung des Projekts sicherer im Umgang mit VisualStudio und Doxygen.</text:span></text:p>
      <text:p text:style-name="P21"/>
      <text:p text:style-name="P21"/>
      <text:p text:style-name="P21">6.<text:span text:style-name="T22">2</text:span> Positives und Negatives</text:p>
      <text:p text:style-name="P21"/>
      <text:p text:style-name="P36">Im Verlauf des Projekts lernte ich die im groessten Teil praezisen Anforderung sehr zu schaetzen, es half mir dabei den Ueberblick darueber zu behalten was ich schon erledigt hatte und was noch erledigt werden musste. Dagegen wuenschte ich mir bei der Dokumentation etwas genauere Angaben, vor allem zu den Laufzeituntersuchungen. Im ganzen war das Projekt eine positive Erfahrung die mich in meinem Wissen ueber die Programmiersprache C und die benutzten Tools bestaerkt, bzw. weitergebracht hat. <text:span text:style-name="T26">Ich stimme zwar nicht mit allen Punkten des Coding Style Guides ueberein, dennoch finde ich es sehr wichtig dass mir zu jederzeit klar war welche Regeln ich zu beachten habe. Trotz allen Regeln gab es dennoch genuegend Spielraum um das Projekt gemaess den persoenlichen Vorstellungen umzusetzen.</text:span></text:p>
      <text:p text:style-name="P37"><text:s text:c="2"/>Die Implementierung rueckte mir im Vergleich zu den anderen Anforderungen etwas in den Hintergrund. Ich habe den Grossteil meiner Zeit mit dem Erfuellen der Anforderungen im Bezug auf Ausgabe, Eingabe und Speicher verbracht und haette mir einen etwas aufwendigeren Algorithmus erhofft.</text:p>
      <text:p text:style-name="P37"><text:s text:c="2"/><text:span text:style-name="T27">Dennoch hatte ich Spass an der Umsetzung des Projekts und konnte einige neue Erfahrungen gewinne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18793d" officeooo:paragraph-rsid="0018793d"/>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Paul Meffle, 182618<text:tab/><text:tab/></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1-09T16:44:47.696500849</meta:creation-date>
    <dc:date>2018-01-11T16:48:16.905110304</dc:date>
    <meta:editing-duration>PT1H47M30S</meta:editing-duration>
    <meta:editing-cycles>41</meta:editing-cycles>
    <meta:generator>LibreOffice/5.3.1.2$Linux_X86_64 LibreOffice_project/30m0$Build-2</meta:generator>
    <meta:document-statistic meta:table-count="1" meta:image-count="1" meta:object-count="0" meta:page-count="9" meta:paragraph-count="238" meta:word-count="1589" meta:character-count="9776" meta:non-whitespace-character-count="8412"/>
  </office:meta>
</office:document-meta>
</file>